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000000258511A0C7872EB2D4A.png" manifest:media-type="image/png"/>
  <manifest:file-entry manifest:full-path="Pictures/10000000000001110000009DDE14F1BC03456E78.png" manifest:media-type="image/png"/>
  <manifest:file-entry manifest:full-path="Pictures/10000000000001930000008DC426AA088F6E2595.png" manifest:media-type="image/png"/>
  <manifest:file-entry manifest:full-path="Pictures/100000000000010B00000277983F2573D20065C1.png" manifest:media-type="image/png"/>
  <manifest:file-entry manifest:full-path="Pictures/10000000000001110000024DD54110AC0D07B16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68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6.352cm"/>
    </style:style>
    <style:style style:name="gr3" style:family="graphic" style:parent-style-name="物體無填充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物體無填充也無線條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106cm" svg:stroke-color="#ffffff" draw:marker-start-width="0.359cm" draw:marker-end-width="0.359cm" draw:fill="none" draw:textarea-horizontal-align="justify" draw:textarea-vertical-align="middle" draw:auto-grow-height="false" fo:min-height="2.332cm" fo:min-width="1.94cm" fo:padding-top="0.178cm" fo:padding-bottom="0.178cm" fo:padding-left="0.303cm" fo:padding-right="0.303cm"/>
    </style:style>
    <style:style style:name="gr7" style:family="graphic" style:parent-style-name="objectwithoutfill">
      <style:graphic-properties svg:stroke-width="0.106cm" svg:stroke-color="#ffff99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1.272cm"/>
    </style:style>
    <style:style style:name="pr1" style:family="presentation" style:parent-style-name="lyt-bluelinesgrad-subtitle">
      <style:graphic-properties draw:fill-color="#ffffff" draw:auto-grow-height="true" fo:min-height="13.536cm"/>
    </style:style>
    <style:style style:name="pr2" style:family="presentation" style:parent-style-name="lyt-bluelinesgrad-notes">
      <style:graphic-properties draw:fill-color="#ffffff" fo:min-height="13.364cm"/>
    </style:style>
    <style:style style:name="pr3" style:family="presentation" style:parent-style-name="lyt-bluelinesgrad-title">
      <style:graphic-properties fo:min-height="3.506cm"/>
    </style:style>
    <style:style style:name="pr4" style:family="presentation" style:parent-style-name="lyt-bluelinesgrad-outline1">
      <style:graphic-properties fo:min-height="18.494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style:font-name="標楷體2" fo:font-size="60pt" style:font-name-asian="標楷體2" style:font-size-asian="60pt" style:font-size-complex="60pt"/>
    </style:style>
    <style:style style:name="P3" style:family="paragraph">
      <loext:graphic-properties draw:fill="none" draw:fill-color="#ffffff"/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P4" style:family="paragraph">
      <loext:graphic-properties draw:fill="none" draw:fill-color="#ffffff"/>
      <style:text-properties fo:color="#ffffff" fo:font-size="16pt" style:font-size-asian="16pt" style:font-size-complex="1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style:font-size-asian="28.1000003814697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style:text-properties fo:font-size="44pt" style:font-size-asian="44pt" style:font-size-complex="44pt"/>
    </style:style>
    <style:style style:name="T1" style:family="text">
      <style:text-properties style:font-name="標楷體2" fo:font-size="44pt" style:font-name-asian="標楷體2" style:font-size-asian="44pt" style:font-size-complex="44pt"/>
    </style:style>
    <style:style style:name="T2" style:family="text">
      <style:text-properties style:font-name="標楷體2" fo:font-size="24pt" style:font-name-asian="標楷體2" style:font-size-asian="24pt" style:font-size-complex="24pt"/>
    </style:style>
    <style:style style:name="T3" style:family="text">
      <style:text-properties fo:color="#ffff99" style:font-name="標楷體2" fo:font-size="24pt" style:font-name-asian="標楷體2" style:font-size-asian="24pt" style:font-size-complex="24pt"/>
    </style:style>
    <style:style style:name="T4" style:family="text"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T5" style:family="text">
      <style:text-properties fo:color="#ffffff" fo:font-size="16pt" style:font-size-asian="16pt" style:font-size-complex="16pt"/>
    </style:style>
    <style:style style:name="T6" style:family="text">
      <style:text-properties style:text-line-through-style="solid" style:text-line-through-type="single" fo:font-size="48pt" style:font-size-asian="48pt" style:font-size-complex="48pt"/>
    </style:style>
    <style:style style:name="T7" style:family="text">
      <style:text-properties style:text-line-through-style="none" style:text-line-through-type="none" fo:font-size="48pt" style:font-size-asian="48pt" style:font-size-complex="48pt"/>
    </style:style>
    <style:style style:name="T8" style:family="text">
      <style:text-properties fo:font-size="48pt" style:font-size-asian="48pt" style:font-size-complex="48pt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font-size="44pt" style:font-size-asian="44pt" style:font-size-complex="44pt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fo:font-size="54pt" style:font-size-asian="54pt" style:font-size-complex="54pt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style:text-position="-33% 58%" fo:font-size="36pt" style:font-size-asian="36pt" style:font-size-complex="36pt"/>
    </style:style>
    <style:style style:name="T16" style:family="text">
      <style:text-properties style:text-position="0% 100%"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32" xml:id="id5" draw:id="id5">
        <office:forms form:automatic-focus="false" form:apply-design-mode="false"/>
        <draw:frame presentation:style-name="pr1" draw:text-style-name="P2" draw:layer="layout" svg:width="26.528cm" svg:height="13.536cm" svg:x="1cm" svg:y="5.531cm" presentation:class="subtitle" presentation:user-transformed="true">
          <draw:text-box>
            <text:p text:style-name="P1"><text:span text:style-name="T1">用十分鐘瞭解</text:span><text:span text:style-name="T1"><text:line-break/></text:span><text:span text:style-name="T1"><text:line-break/></text:span><text:span text:style-name="T1">關於論文的那些事兒</text:span><text:span text:style-name="T1">！</text:span><text:span text:style-name="T1"><text:line-break/></text:span><text:span text:style-name="T1"/></text:p>
            <text:p text:style-name="P1"><text:span text:style-name="T2"/></text:p>
            <text:p text:style-name="P1"><text:span text:style-name="T3">陳鍾誠</text:span></text:p>
            <text:p text:style-name="P1"><text:span text:style-name="T3"/></text:p>
            <text:p text:style-name="P1"><text:span text:style-name="T3">2016</text:span><text:span text:style-name="T3">年</text:span><text:span text:style-name="T3">6</text:span><text:span text:style-name="T3">月</text:span><text:span text:style-name="T3">22</text:span><text:span text:style-name="T3">日</text:span></text:p>
          </draw:text-box>
        </draw:frame>
        <draw:frame draw:style-name="gr1" draw:text-style-name="P3" draw:layer="layout" svg:width="16cm" svg:height="5.318cm" svg:x="0.6cm" svg:y="2.2cm">
          <draw:text-box>
            <text:p><text:span text:style-name="T4">程式人《十分鐘系列》</text:span></text:p>
          </draw:text-box>
        </draw:frame>
        <draw:frame draw:style-name="gr2" draw:text-style-name="P4" draw:layer="layout" svg:width="6.852cm" svg:height="1.047cm" svg:x="20.6cm" svg:y="0.553cm">
          <draw:text-box>
            <text:p><text:span text:style-name="T5">本文衍生自維基百科</text:span></text:p>
          </draw:text-box>
        </draw:frame>
        <draw:frame draw:style-name="gr3" draw:text-style-name="P5" draw:layer="layout" svg:width="6cm" svg:height="2.098cm" svg:x="20.8cm" svg:y="1.9cm">
          <draw:image xlink:href="Pictures/10000000000001930000008DC426AA088F6E2595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 xml:id="id6" draw:id="id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認識我的人</text:p>
          </draw:text-box>
        </draw:frame>
        <draw:frame presentation:style-name="pr4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 xml:id="id7" draw:id="id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都知道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 xml:id="id8" draw:id="id8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我已經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不當大哥 </text:span><text:span text:style-name="T7">不寫論文 </text:span><text:span text:style-name="T8">很久了！</text:span></text:p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 xml:id="id9" draw:id="id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因為</text:p>
          </draw:text-box>
        </draw:frame>
        <draw:frame presentation:style-name="pr4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 xml:id="id10" draw:id="id1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我比較喜歡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 xml:id="id11" draw:id="id1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寫程式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 xml:id="id12" draw:id="id1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寫網誌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 xml:id="id13" draw:id="id1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寫雜誌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 xml:id="id14" draw:id="id1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寫小說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" xml:id="id15" draw:id="id1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寫散文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2T1" xml:id="id16" draw:id="id1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是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2T1" xml:id="id17" draw:id="id1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就是不喜歡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" xml:id="id18" draw:id="id1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寫論文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2T1" xml:id="id19" draw:id="id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不過其實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這樣說也不太對！</text:p>
              </text:list-item>
            </text:list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2T1" xml:id="id20" draw:id="id2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我只是不想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2T1" xml:id="id21" draw:id="id2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在不該寫論文的時候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2T1" xml:id="id22" draw:id="id2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把自己的作品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2T1" xml:id="id23" draw:id="id2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寫成論文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2T1" xml:id="id24" draw:id="id2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看到這裡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2T1" xml:id="id25" draw:id="id2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你可能會有一個疑問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2T1" xml:id="id26" draw:id="id2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甚麼樣的作品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bluelinesgrad" presentation:presentation-page-layout-name="AL2T1" xml:id="id27" draw:id="id2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適合寫成論文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bluelinesgrad" presentation:presentation-page-layout-name="AL2T1" xml:id="id28" draw:id="id2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甚麼樣的作品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bluelinesgrad" presentation:presentation-page-layout-name="AL2T1" xml:id="id29" draw:id="id2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不適合寫成論文呢？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bluelinesgrad" presentation:presentation-page-layout-name="AL2T1" xml:id="id30" draw:id="id3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關於這點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得先讓我們說明一下！</text:p>
              </text:list-item>
              <text:list-item>
                <text:p>甚麼是論文？</text:p>
              </text:list-item>
            </text:list>
          </draw:text-box>
        </draw:fram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bluelinesgrad" presentation:presentation-page-layout-name="AL2T1" xml:id="id31" draw:id="id3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阿！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這還要說明嗎？</text:p>
              </text:list-item>
            </text:list>
          </draw:text-box>
        </draw:frame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bluelinesgrad" presentation:presentation-page-layout-name="AL2T1" xml:id="id32" draw:id="id3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論文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不就是碩士、博士、教授在寫的那些文章嗎？</text:p>
              </text:list-item>
            </text:list>
          </draw:text-box>
        </draw:frame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bluelinesgrad" presentation:presentation-page-layout-name="AL2T1" xml:id="id33" draw:id="id3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樣講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好像也沒有大問題！</text:p>
              </text:list-item>
            </text:list>
          </draw:text-box>
        </draw:fram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bluelinesgrad" presentation:presentation-page-layout-name="AL2T1" xml:id="id34" draw:id="id3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可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完全沒有抓到論文的精髓！</text:p>
              </text:list-item>
            </text:list>
          </draw:text-box>
        </draw:fram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bluelinesgrad" presentation:presentation-page-layout-name="AL2T1" xml:id="id35" draw:id="id3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很多碩士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都在搞不清楚的情況下，寫出了自己的論文！</text:p>
              </text:list-item>
            </text:list>
          </draw:text-box>
        </draw:frame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bluelinesgrad" presentation:presentation-page-layout-name="AL2T1" xml:id="id36" draw:id="id3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也有很多博士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還有教授們</text:p>
              </text:list-item>
              <text:list-item>
                <text:p>也在幹同樣的事情！</text:p>
              </text:list-item>
            </text:list>
          </draw:text-box>
        </draw:frame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bluelinesgrad" presentation:presentation-page-layout-name="AL2T1" xml:id="id37" draw:id="id3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因為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碩博士想要畢業</text:p>
              </text:list-item>
              <text:list-item>
                <text:p>教授想要升等！</text:p>
              </text:list-item>
            </text:list>
          </draw:text-box>
        </draw:frame>
        <anim:par presentation:node-type="timing-root">
          <anim:par smil:begin="id3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bluelinesgrad" presentation:presentation-page-layout-name="AL2T1" xml:id="id38" draw:id="id3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所以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把那些不該寫成論文的主題寫成了論文！</text:p>
              </text:list-item>
            </text:list>
          </draw:text-box>
        </draw:frame>
        <anim:par presentation:node-type="timing-root">
          <anim:par smil:begin="id3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bluelinesgrad" presentation:presentation-page-layout-name="AL2T1" xml:id="id39" draw:id="id3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還有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想辦法《生產出論文》，目的是《畢業和升等》！</text:p>
              </text:list-item>
            </text:list>
          </draw:text-box>
        </draw:frame>
        <anim:par presentation:node-type="timing-root">
          <anim:par smil:begin="id3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yt-bluelinesgrad" presentation:presentation-page-layout-name="AL2T1" xml:id="id40" draw:id="id4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種心態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4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yt-bluelinesgrad" presentation:presentation-page-layout-name="AL2T1" xml:id="id41" draw:id="id4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是不對的！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是不對的！</text:p>
              </text:list-item>
              <text:list-item>
                <text:p>是不對的！</text:p>
              </text:list-item>
            </text:list>
          </draw:text-box>
        </draw:frame>
        <anim:par presentation:node-type="timing-root">
          <anim:par smil:begin="id4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lyt-bluelinesgrad" presentation:presentation-page-layout-name="AL2T1" xml:id="id42" draw:id="id4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到底、甚麼是論文呢？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4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lyt-bluelinesgrad" presentation:presentation-page-layout-name="AL2T1" xml:id="id43" draw:id="id4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個問題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並沒有標準答案！</text:p>
              </text:list-item>
            </text:list>
          </draw:text-box>
        </draw:frame>
        <anim:par presentation:node-type="timing-root">
          <anim:par smil:begin="id4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lyt-bluelinesgrad" presentation:presentation-page-layout-name="AL2T1" xml:id="id44" draw:id="id4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有典型的答案！</text:p>
              </text:list-item>
            </text:list>
          </draw:text-box>
        </draw:frame>
        <anim:par presentation:node-type="timing-root">
          <anim:par smil:begin="id4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lyt-bluelinesgrad" presentation:presentation-page-layout-name="AL2T1" xml:id="id45" draw:id="id4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一篇典型的論文</text:p>
          </draw:text-box>
        </draw:frame>
        <draw:frame presentation:style-name="pr4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4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lyt-bluelinesgrad" presentation:presentation-page-layout-name="AL2T1" xml:id="id46" draw:id="id4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通常會包含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9">1. </text:span><text:span text:style-name="T9">定義問題</text:span></text:p>
              </text:list-item>
              <text:list-item>
                <text:p><text:span text:style-name="T9">2. </text:span><text:span text:style-name="T9">問題現況</text:span></text:p>
              </text:list-item>
              <text:list-item>
                <text:p><text:span text:style-name="T9">3. </text:span><text:span text:style-name="T9">實驗方法</text:span></text:p>
              </text:list-item>
              <text:list-item>
                <text:p><text:span text:style-name="T9">4. </text:span><text:span text:style-name="T9">實驗結果</text:span></text:p>
              </text:list-item>
              <text:list-item>
                <text:p><text:span text:style-name="T9">5. </text:span><text:span text:style-name="T9">結果分析</text:span></text:p>
              </text:list-item>
            </text:list>
          </draw:text-box>
        </draw:frame>
        <anim:par presentation:node-type="timing-root">
          <anim:par smil:begin="id4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lyt-bluelinesgrad" presentation:presentation-page-layout-name="AL2T1" xml:id="id47" draw:id="id4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對於自然科學領域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像是《物理、化學、生物》等等領域，上述的模式通常可以套用！</text:span></text:p>
              </text:list-item>
            </text:list>
          </draw:text-box>
        </draw:frame>
        <anim:par presentation:node-type="timing-root">
          <anim:par smil:begin="id4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lyt-bluelinesgrad" presentation:presentation-page-layout-name="AL2T1" xml:id="id48" draw:id="id4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因為這些領域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通常可以做實驗</text:span></text:p>
              </text:list-item>
              <text:list-item>
                <text:p><text:span text:style-name="T10">實驗的結果若能《驗證或否證》某些理論，就可以寫成一篇論文！</text:span></text:p>
              </text:list-item>
            </text:list>
          </draw:text-box>
        </draw:frame>
        <anim:par presentation:node-type="timing-root">
          <anim:par smil:begin="id4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lyt-bluelinesgrad" presentation:presentation-page-layout-name="AL2T1" xml:id="id49" draw:id="id4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當然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不是每篇論文都一定要包含實驗！</text:span></text:p>
              </text:list-item>
            </text:list>
          </draw:text-box>
        </draw:frame>
        <anim:par presentation:node-type="timing-root">
          <anim:par smil:begin="id4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lyt-bluelinesgrad" presentation:presentation-page-layout-name="AL2T1" xml:id="id50" draw:id="id5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像是愛因斯坦的論文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通常就沒有實驗！</text:p>
              </text:list-item>
            </text:list>
          </draw:text-box>
        </draw:frame>
        <draw:frame draw:style-name="gr5" draw:text-style-name="P8" draw:layer="layout" svg:width="7.223cm" svg:height="15.585cm" svg:x="19.2cm" svg:y="4.215cm">
          <draw:image xlink:href="Pictures/10000000000001110000024DD54110AC0D07B167.png" xlink:type="simple" xlink:show="embed" xlink:actuate="onLoad">
            <text:p/>
          </draw:image>
        </draw:frame>
        <anim:par presentation:node-type="timing-root">
          <anim:par smil:begin="id5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lyt-bluelinesgrad" presentation:presentation-page-layout-name="AL2T1" xml:id="id51" draw:id="id5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而物理學大師</text:p>
          </draw:text-box>
        </draw:frame>
        <draw:frame presentation:style-name="pr4" draw:layer="layout" svg:width="17.4cm" svg:height="18.494cm" svg:x="1.4cm" svg:y="6.014cm" presentation:class="outline" presentation:user-transformed="true">
          <draw:text-box>
            <text:list text:style-name="L3">
              <text:list-item>
                <text:p><text:span text:style-name="T8">《史蒂芬霍金》 →</text:span></text:p>
              </text:list-item>
              <text:list-item>
                <text:p><text:span text:style-name="T8">則根本不可能有能力做實驗！</text:span></text:p>
              </text:list-item>
            </text:list>
          </draw:text-box>
        </draw:frame>
        <draw:frame draw:style-name="gr5" draw:text-style-name="P8" draw:layer="layout" svg:width="7.064cm" svg:height="16.696cm" svg:x="19.936cm" svg:y="3.504cm">
          <draw:image xlink:href="Pictures/100000000000010B00000277983F2573D20065C1.png" xlink:type="simple" xlink:show="embed" xlink:actuate="onLoad">
            <text:p/>
          </draw:image>
        </draw:frame>
        <anim:par presentation:node-type="timing-root">
          <anim:par smil:begin="id5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lyt-bluelinesgrad" presentation:presentation-page-layout-name="AL2T1" xml:id="id52" draw:id="id5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而且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10">他們所探索的領域，常常得要非常大的機構，才有能力去做實驗！</text:span></text:p>
              </text:list-item>
              <text:list-item>
                <text:p><text:span text:style-name="T10">像是美國太空總署，或歐洲核子研究組織之類的。</text:span></text:p>
              </text:list-item>
            </text:list>
          </draw:text-box>
        </draw:frame>
        <anim:par presentation:node-type="timing-root">
          <anim:par smil:begin="id5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lyt-bluelinesgrad" presentation:presentation-page-layout-name="AL2T1" xml:id="id53" draw:id="id5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那種理論性的論文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通常會指引一個方向，讓其他人可以據此來設計實驗！</text:p>
              </text:list-item>
            </text:list>
          </draw:text-box>
        </draw:frame>
        <anim:par presentation:node-type="timing-root">
          <anim:par smil:begin="id5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lyt-bluelinesgrad" presentation:presentation-page-layout-name="AL2T1" xml:id="id54" draw:id="id5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科學的發展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1">其實是一種《理論</text:span><text:span text:style-name="T11">+</text:span><text:span text:style-name="T11">實驗》的循環！</text:span></text:p>
              </text:list-item>
            </text:list>
          </draw:text-box>
        </draw:frame>
        <anim:par presentation:node-type="timing-root">
          <anim:par smil:begin="id5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lyt-bluelinesgrad" presentation:presentation-page-layout-name="AL2T1" xml:id="id55" draw:id="id5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理論指導實驗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8">實驗則用來《驗證或否證》理論</text:span></text:p>
              </text:list-item>
            </text:list>
          </draw:text-box>
        </draw:frame>
        <draw:custom-shape draw:style-name="gr6" draw:text-style-name="P5" xml:id="id2" draw:id="id2" draw:layer="layout" svg:width="3.6cm" svg:height="3.8cm" svg:x="14.5cm" svg:y="11.1cm">
          <text:p text:style-name="P8">實驗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xml:id="id1" draw:id="id1" draw:layer="layout" svg:width="3.6cm" svg:height="3.8cm" svg:x="8.9cm" svg:y="11.3cm">
          <text:p text:style-name="P8">理論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curve" svg:x1="10.7cm" svg:y1="11.3cm" svg:x2="16.3cm" svg:y2="11.1cm" draw:start-shape="id1" draw:start-glue-point="4" draw:end-shape="id2" draw:end-glue-point="4" svg:d="M10700 11300c0-1129 5600-1029 5600-200" svg:viewBox="0 0 5601 836">
          <text:p/>
        </draw:connector>
        <draw:connector draw:style-name="gr7" draw:text-style-name="P5" draw:layer="layout" draw:type="curve" svg:x1="16.3cm" svg:y1="14.9cm" svg:x2="10.7cm" svg:y2="15.1cm" draw:start-shape="id2" draw:start-glue-point="8" draw:end-shape="id1" draw:end-glue-point="8" svg:d="M16300 14900c0 1132-5600 1032-5600 200" svg:viewBox="0 0 5601 838">
          <text:p/>
        </draw:connector>
        <draw:frame draw:style-name="gr8" draw:text-style-name="P9" draw:layer="layout" svg:width="1.772cm" svg:height="1.047cm" svg:x="12.5cm" svg:y="9.3cm">
          <draw:text-box>
            <text:p>指導</text:p>
          </draw:text-box>
        </draw:frame>
        <draw:frame draw:style-name="gr8" draw:text-style-name="P9" draw:layer="layout" svg:width="1.772cm" svg:height="1.047cm" svg:x="12.728cm" svg:y="16.253cm">
          <draw:text-box>
            <text:p>驗證</text:p>
          </draw:text-box>
        </draw:frame>
        <anim:par presentation:node-type="timing-root">
          <anim:par smil:begin="id5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lyt-bluelinesgrad" presentation:presentation-page-layout-name="AL2T1" xml:id="id56" draw:id="id56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8">只有能夠被驗證或否證的理論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才能稱之為科學！</text:p>
              </text:list-item>
            </text:list>
          </draw:text-box>
        </draw:frame>
        <anim:par presentation:node-type="timing-root">
          <anim:par smil:begin="id5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lyt-bluelinesgrad" presentation:presentation-page-layout-name="AL2T1" xml:id="id57" draw:id="id5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而那些永遠無法驗證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也永遠無法否證的理論</text:p>
              </text:list-item>
              <text:list-item>
                <text:p>不能被稱為《科學理論》</text:p>
              </text:list-item>
            </text:list>
          </draw:text-box>
        </draw:frame>
        <anim:par presentation:node-type="timing-root">
          <anim:par smil:begin="id5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lyt-bluelinesgrad" presentation:presentation-page-layout-name="AL2T1" xml:id="id58" draw:id="id5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舉例而言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假如有一個人寫文章說：</text:p>
                <text:list>
                  <text:list-item>
                    <text:p>論述上帝存在！</text:p>
                  </text:list-item>
                </text:list>
              </text:list-item>
            </text:list>
          </draw:text-box>
        </draw:frame>
        <anim:par presentation:node-type="timing-root">
          <anim:par smil:begin="id5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lyt-bluelinesgrad" presentation:presentation-page-layout-name="AL2T1" xml:id="id59" draw:id="id59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8">這樣、算是一篇科學論文嗎？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5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lyt-bluelinesgrad" presentation:presentation-page-layout-name="AL2T1" xml:id="id60" draw:id="id6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其實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這個問題也不能說是不</text:span><text:span text:style-name="T8">科學？</text:span></text:p>
              </text:list-item>
              <text:list-item>
                <text:p><text:span text:style-name="T8">但是、你能夠做實驗證明上帝存在嗎？</text:span></text:p>
              </text:list-item>
            </text:list>
          </draw:text-box>
        </draw:frame>
        <anim:par presentation:node-type="timing-root">
          <anim:par smil:begin="id6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lyt-bluelinesgrad" presentation:presentation-page-layout-name="AL2T1" xml:id="id61" draw:id="id6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那個人可能會說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知道上帝存在<text:line-break/></text:p>
              </text:list-item>
              <text:list-item>
                <text:p>因為我昨天見到他了！</text:p>
              </text:list-item>
            </text:list>
          </draw:text-box>
        </draw:frame>
        <anim:par presentation:node-type="timing-root">
          <anim:par smil:begin="id6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lyt-bluelinesgrad" presentation:presentation-page-layout-name="AL2T1" xml:id="id62" draw:id="id6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而且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只有相信上帝的人才能見到他！</text:span><text:span text:style-name="T10"><text:line-break/></text:span><text:span text:style-name="T10"/></text:p>
              </text:list-item>
              <text:list-item>
                <text:p><text:span text:style-name="T10">而且你會不會見到上帝，完全是上帝的旨意，你是無法決定的！</text:span><text:span text:style-name="T10"><text:line-break/></text:span><text:span text:style-name="T10"/></text:p>
              </text:list-item>
            </text:list>
          </draw:text-box>
        </draw:frame>
        <anim:par presentation:node-type="timing-root">
          <anim:par smil:begin="id6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lyt-bluelinesgrad" presentation:presentation-page-layout-name="AL2T1" xml:id="id63" draw:id="id6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樣的話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要怎麼《定義一個操作型實驗》來驗證《上帝存在》這件事情呢？</text:p>
              </text:list-item>
            </text:list>
          </draw:text-box>
        </draw:frame>
        <anim:par presentation:node-type="timing-root">
          <anim:par smil:begin="id6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lyt-bluelinesgrad" presentation:presentation-page-layout-name="AL2T1" xml:id="id64" draw:id="id6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所以說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宗教的歸宗教，政治的歸政治，科學的歸科學！</text:p>
              </text:list-item>
            </text:list>
          </draw:text-box>
        </draw:frame>
        <anim:par presentation:node-type="timing-root">
          <anim:par smil:begin="id6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lyt-bluelinesgrad" presentation:presentation-page-layout-name="AL2T1" xml:id="id65" draw:id="id6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是、假如你要寫論文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那麼、你就應該要理解科學到底是甚麼？</text:span></text:p>
              </text:list-item>
              <text:list-item>
                <text:p><text:span text:style-name="T10">科學理論與科學實驗到底扮演甚麼角色！</text:span></text:p>
              </text:list-item>
            </text:list>
          </draw:text-box>
        </draw:frame>
        <anim:par presentation:node-type="timing-root">
          <anim:par smil:begin="id6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lyt-bluelinesgrad" presentation:presentation-page-layout-name="AL2T1" xml:id="id66" draw:id="id6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否則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你所寫出來的論文，很可能就會是篇爛論文！</text:p>
              </text:list-item>
            </text:list>
          </draw:text-box>
        </draw:frame>
        <anim:par presentation:node-type="timing-root">
          <anim:par smil:begin="id6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lyt-bluelinesgrad" presentation:presentation-page-layout-name="AL2T1" xml:id="id67" draw:id="id6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為甚麼呢？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6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lyt-bluelinesgrad" presentation:presentation-page-layout-name="AL2T1" xml:id="id68" draw:id="id68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為了解答這個問題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先讓我們說明一下，到底甚麼是論文？</text:p>
              </text:list-item>
            </text:list>
          </draw:text-box>
        </draw:frame>
        <anim:par presentation:node-type="timing-root">
          <anim:par smil:begin="id6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lyt-bluelinesgrad" presentation:presentation-page-layout-name="AL2T1" xml:id="id69" draw:id="id6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一個更好的方式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先讓我們說明一下，甚麼東西不是論文？</text:p>
              </text:list-item>
            </text:list>
          </draw:text-box>
        </draw:frame>
        <anim:par presentation:node-type="timing-root">
          <anim:par smil:begin="id6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lyt-bluelinesgrad" presentation:presentation-page-layout-name="AL2T1" xml:id="id70" draw:id="id7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2">到底甚麼東西不是論文？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或者說：甚麼文章不算是論文呢？</text:span></text:p>
              </text:list-item>
            </text:list>
          </draw:text-box>
        </draw:frame>
        <anim:par presentation:node-type="timing-root">
          <anim:par smil:begin="id7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lyt-bluelinesgrad" presentation:presentation-page-layout-name="AL2T1" xml:id="id71" draw:id="id7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這個問題就簡單多了！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7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lyt-bluelinesgrad" presentation:presentation-page-layout-name="AL2T1" xml:id="id72" draw:id="id7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舉例而言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小說不算是論文！</text:p>
              </text:list-item>
              <text:list-item>
                <text:p>散文不算是論文！</text:p>
              </text:list-item>
              <text:list-item>
                <text:p>詩也不算是論文！</text:p>
              </text:list-item>
            </text:list>
          </draw:text-box>
        </draw:frame>
        <anim:par presentation:node-type="timing-root">
          <anim:par smil:begin="id7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lyt-bluelinesgrad" presentation:presentation-page-layout-name="AL2T1" xml:id="id73" draw:id="id7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還有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網誌通常不算是論文！</text:p>
              </text:list-item>
              <text:list-item>
                <text:p>程式通常也不算是論文！</text:p>
              </text:list-item>
              <text:list-item>
                <text:p>日記也通常不算是論文！</text:p>
              </text:list-item>
            </text:list>
          </draw:text-box>
        </draw:frame>
        <anim:par presentation:node-type="timing-root">
          <anim:par smil:begin="id7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lyt-bluelinesgrad" presentation:presentation-page-layout-name="AL2T1" xml:id="id74" draw:id="id74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問題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這樣講了半天，我們還是不知道論文是甚麼阿！</text:p>
              </text:list-item>
            </text:list>
          </draw:text-box>
        </draw:frame>
        <anim:par presentation:node-type="timing-root">
          <anim:par smil:begin="id7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lyt-bluelinesgrad" presentation:presentation-page-layout-name="AL2T1" xml:id="id75" draw:id="id75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2">對於典型的自然科學領域</text:span>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像是《物理、化學、生物》等等領域</text:p>
              </text:list-item>
            </text:list>
          </draw:text-box>
        </draw:frame>
        <anim:par presentation:node-type="timing-root">
          <anim:par smil:begin="id7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lyt-bluelinesgrad" presentation:presentation-page-layout-name="AL2T1" xml:id="id76" draw:id="id76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論文通常必須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對下列循環有所貢獻</text:p>
              </text:list-item>
            </text:list>
          </draw:text-box>
        </draw:frame>
        <draw:custom-shape draw:style-name="gr6" draw:text-style-name="P5" xml:id="id4" draw:id="id4" draw:layer="layout" svg:width="3.6cm" svg:height="3.8cm" svg:x="14.501cm" svg:y="12.1cm">
          <text:p text:style-name="P8">實驗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xml:id="id3" draw:id="id3" draw:layer="layout" svg:width="3.6cm" svg:height="3.8cm" svg:x="8.901cm" svg:y="12.3cm">
          <text:p text:style-name="P8">理論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curve" svg:x1="10.701cm" svg:y1="12.3cm" svg:x2="16.301cm" svg:y2="12.1cm" draw:start-shape="id3" draw:start-glue-point="4" draw:end-shape="id4" draw:end-glue-point="4" svg:d="M10701 12300c0-1129 5600-1029 5600-200" svg:viewBox="0 0 5601 836">
          <text:p/>
        </draw:connector>
        <draw:connector draw:style-name="gr7" draw:text-style-name="P5" draw:layer="layout" draw:type="curve" svg:x1="16.301cm" svg:y1="15.9cm" svg:x2="10.701cm" svg:y2="16.1cm" draw:start-shape="id4" draw:start-glue-point="8" draw:end-shape="id3" draw:end-glue-point="8" svg:d="M16301 15900c0 1132-5600 1032-5600 200" svg:viewBox="0 0 5601 838">
          <text:p/>
        </draw:connector>
        <draw:frame draw:style-name="gr8" draw:text-style-name="P9" draw:layer="layout" svg:width="1.772cm" svg:height="1.047cm" svg:x="12.501cm" svg:y="10.3cm">
          <draw:text-box>
            <text:p>指導</text:p>
          </draw:text-box>
        </draw:frame>
        <draw:frame draw:style-name="gr8" draw:text-style-name="P9" draw:layer="layout" svg:width="1.772cm" svg:height="1.047cm" svg:x="12.729cm" svg:y="17.253cm">
          <draw:text-box>
            <text:p>驗證</text:p>
          </draw:text-box>
        </draw:frame>
        <anim:par presentation:node-type="timing-root">
          <anim:par smil:begin="id7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lyt-bluelinesgrad" presentation:presentation-page-layout-name="AL2T1" xml:id="id77" draw:id="id7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舉例而言</text:p>
          </draw:text-box>
        </draw:frame>
        <draw:frame presentation:style-name="pr4" draw:layer="layout" svg:width="15cm" svg:height="18.494cm" svg:x="0.6cm" svg:y="5.8cm" presentation:class="outline" presentation:user-transformed="true">
          <draw:text-box>
            <text:list text:style-name="L3">
              <text:list-item>
                <text:p><text:span text:style-name="T13">當初法拉第提出了</text:span><text:span text:style-name="T13"><text:line-break/></text:span><text:span text:style-name="T13">《磁場變化會引發電動勢》的定律。</text:span></text:p>
              </text:list-item>
              <text:list-item>
                <text:p><text:span text:style-name="T13">這樣對理論可能有貢獻，但是若寫成論文則還太早！</text:span></text:p>
              </text:list-item>
            </text:list>
          </draw:text-box>
        </draw:frame>
        <draw:frame draw:style-name="gr5" draw:text-style-name="P8" draw:layer="layout" svg:width="11.6cm" svg:height="6.668cm" svg:x="16.2cm" svg:y="5.4cm">
          <draw:image xlink:href="Pictures/10000000000001110000009DDE14F1BC03456E78.png" xlink:type="simple" xlink:show="embed" xlink:actuate="onLoad">
            <text:p/>
          </draw:image>
        </draw:frame>
        <anim:par presentation:node-type="timing-root">
          <anim:par smil:begin="id7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lyt-bluelinesgrad" presentation:presentation-page-layout-name="AL2T1" xml:id="id78" draw:id="id7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因為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不知道哪位科學家曾經說過</text:span></text:p>
                <text:list>
                  <text:list-item>
                    <text:p><text:span text:style-name="T11">科學、並不是你猜對了某些事情</text:span></text:p>
                  </text:list-item>
                  <text:list-item>
                    <text:p><text:span text:style-name="T11">而是你猜對了之後，到底做了些甚麼事 </text:span><text:span text:style-name="T11">...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7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lyt-bluelinesgrad" presentation:presentation-page-layout-name="AL2T1" xml:id="id79" draw:id="id79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8">當法拉第觀察電磁現象</text:span></text:p>
          </draw:text-box>
        </draw:frame>
        <draw:frame presentation:style-name="pr4" draw:layer="layout" svg:width="15cm" svg:height="18.494cm" svg:x="0.8cm" svg:y="5.8cm" presentation:class="outline" presentation:user-transformed="true">
          <draw:text-box>
            <text:list text:style-name="L3">
              <text:list-item>
                <text:p><text:span text:style-name="T14">並且提出如右的公式時</text:span></text:p>
              </text:list-item>
              <text:list-item>
                <text:p><text:span text:style-name="T14">他就應該進行實驗，像是改變磁通量，然後測量看看電壓是否跟著改變！</text:span></text:p>
              </text:list-item>
              <text:list-item>
                <text:p><text:span text:style-name="T14">記錄下數據的變化，並檢驗這個公式是否符合實驗數據！</text:span></text:p>
              </text:list-item>
            </text:list>
          </draw:text-box>
        </draw:frame>
        <draw:frame draw:style-name="gr5" draw:text-style-name="P8" draw:layer="layout" svg:width="11.6cm" svg:height="6.668cm" svg:x="15.6cm" svg:y="5.532cm">
          <draw:image xlink:href="Pictures/10000000000001110000009DDE14F1BC03456E78.png" xlink:type="simple" xlink:show="embed" xlink:actuate="onLoad">
            <text:p/>
          </draw:image>
        </draw:frame>
        <anim:par presentation:node-type="timing-root">
          <anim:par smil:begin="id7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lyt-bluelinesgrad" presentation:presentation-page-layout-name="AL2T1" xml:id="id80" draw:id="id8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假如實驗結果符合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那麼法拉第可以發表一篇論很好的論文！</text:span></text:p>
              </text:list-item>
            </text:list>
          </draw:text-box>
        </draw:frame>
        <anim:par presentation:node-type="timing-root">
          <anim:par smil:begin="id8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lyt-bluelinesgrad" presentation:presentation-page-layout-name="AL2T1" xml:id="id81" draw:id="id8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假如實驗結果不符合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1">那麼理論就被否決了</text:span></text:p>
              </text:list-item>
              <text:list-item>
                <text:p><text:span text:style-name="T11">但是法拉第還是可以寫篇論文或報告，讓人家知道他的實驗，甚至提出修改後的新公式，企圖解釋實驗結果</text:span></text:p>
              </text:list-item>
            </text:list>
          </draw:text-box>
        </draw:frame>
        <anim:par presentation:node-type="timing-root">
          <anim:par smil:begin="id8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lyt-bluelinesgrad" presentation:presentation-page-layout-name="AL2T1" xml:id="id82" draw:id="id8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現在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你應該知道《科學是甚麼》了？</text:span></text:p>
              </text:list-item>
            </text:list>
          </draw:text-box>
        </draw:frame>
        <anim:par presentation:node-type="timing-root">
          <anim:par smil:begin="id8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lyt-bluelinesgrad" presentation:presentation-page-layout-name="AL2T1" xml:id="id83" draw:id="id8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問題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那論文又是甚麼呢？</text:p>
              </text:list-item>
            </text:list>
          </draw:text-box>
        </draw:frame>
        <anim:par presentation:node-type="timing-root">
          <anim:par smil:begin="id8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lyt-bluelinesgrad" presentation:presentation-page-layout-name="AL2T1" xml:id="id84" draw:id="id84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2">在科學領域、論文通常會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1.</text:span><text:span text:style-name="T10">提出新理論，用來描述已有的實驗，或指導未來的實驗方向</text:span></text:p>
              </text:list-item>
              <text:list-item>
                <text:p><text:span text:style-name="T10">2.</text:span><text:span text:style-name="T10">進行新實驗，用來檢驗</text:span><text:span text:style-name="T10">(</text:span><text:span text:style-name="T10">驗證或否證</text:span><text:span text:style-name="T10">)</text:span><text:span text:style-name="T10">某理論</text:span></text:p>
              </text:list-item>
            </text:list>
          </draw:text-box>
        </draw:frame>
        <anim:par presentation:node-type="timing-root">
          <anim:par smil:begin="id8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lyt-bluelinesgrad" presentation:presentation-page-layout-name="AL2T1" xml:id="id85" draw:id="id85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2">因此、論文才會有這種架構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9">1. </text:span><text:span text:style-name="T9">定義問題</text:span></text:p>
              </text:list-item>
              <text:list-item>
                <text:p><text:span text:style-name="T9">2. </text:span><text:span text:style-name="T9">問題現況</text:span></text:p>
              </text:list-item>
              <text:list-item>
                <text:p><text:span text:style-name="T9">3. </text:span><text:span text:style-name="T9">實驗方法</text:span></text:p>
              </text:list-item>
              <text:list-item>
                <text:p><text:span text:style-name="T9">4. </text:span><text:span text:style-name="T9">實驗結果</text:span></text:p>
              </text:list-item>
              <text:list-item>
                <text:p><text:span text:style-name="T9">5. </text:span><text:span text:style-name="T9">結果分析</text:span></text:p>
              </text:list-item>
            </text:list>
          </draw:text-box>
        </draw:frame>
        <anim:par presentation:node-type="timing-root">
          <anim:par smil:begin="id8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lyt-bluelinesgrad" presentation:presentation-page-layout-name="AL2T1" xml:id="id86" draw:id="id8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種架構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9">是一個典型的《實驗驗證理論》的架構！</text:span></text:p>
              </text:list-item>
              <text:list-item>
                <text:p><text:span text:style-name="T9">而且那個理論，有時是你對現有理論的一種改進，然後自行用實驗去驗證或否證，看看你改進後的理論是否符合實驗數據！</text:span></text:p>
              </text:list-item>
            </text:list>
          </draw:text-box>
        </draw:frame>
        <anim:par presentation:node-type="timing-root">
          <anim:par smil:begin="id8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lyt-bluelinesgrad" presentation:presentation-page-layout-name="AL2T1" xml:id="id87" draw:id="id8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是上述架構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通常是為《典型科學》所打造的！</text:span></text:p>
              </text:list-item>
              <text:list-item>
                <text:p><text:span text:style-name="T10">不過其他領域也會以這些《典型科學》做為模仿對象。</text:span></text:p>
              </text:list-item>
            </text:list>
          </draw:text-box>
        </draw:frame>
        <anim:par presentation:node-type="timing-root">
          <anim:par smil:begin="id8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lyt-bluelinesgrad" presentation:presentation-page-layout-name="AL2T1" xml:id="id88" draw:id="id8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像是《社會科學》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9">其實就常常模仿《典型科學》</text:span><text:span text:style-name="T9"><text:line-break/></text:span><text:span text:style-name="T9"/></text:p>
              </text:list-item>
              <text:list-item>
                <text:p><text:span text:style-name="T9">試圖透過《統計》的方式，檢驗某理論是否正確？</text:span></text:p>
              </text:list-item>
            </text:list>
          </draw:text-box>
        </draw:frame>
        <anim:par presentation:node-type="timing-root">
          <anim:par smil:begin="id8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lyt-bluelinesgrad" presentation:presentation-page-layout-name="AL2T1" xml:id="id89" draw:id="id8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舉例而言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3">涂爾幹的《自殺論》，就被視為《社會科學》領域的經典著作，整個論述就是在尋找《自殺率和各種外在數據》之間的關聯性！</text:span></text:p>
              </text:list-item>
              <text:list-item>
                <text:p><text:span text:style-name="T13">像是《氣溫、地區、性別、</text:span><text:span text:style-name="T13">....</text:span><text:span text:style-name="T13">》各種因素，在自殺率上是否有明顯的影響。</text:span></text:p>
              </text:list-item>
            </text:list>
          </draw:text-box>
        </draw:frame>
        <anim:par presentation:node-type="timing-root">
          <anim:par smil:begin="id8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lyt-bluelinesgrad" presentation:presentation-page-layout-name="AL2T1" xml:id="id90" draw:id="id9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是這種量化方法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到了其他領域，不見得行得通！</text:span></text:p>
              </text:list-item>
            </text:list>
          </draw:text-box>
        </draw:frame>
        <anim:par presentation:node-type="timing-root">
          <anim:par smil:begin="id9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lyt-bluelinesgrad" presentation:presentation-page-layout-name="AL2T1" xml:id="id91" draw:id="id9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像是人類學領域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9">人類學家通常採用《田野調查》的方式，調查到的結果常常是某種儀式或傳統，或者生活型態，這就很難用數據來表達。</text:span></text:p>
              </text:list-item>
              <text:list-item>
                <text:p><text:span text:style-name="T9">所以人類學領域的論文，我想應該會有不同的寫法！</text:span></text:p>
              </text:list-item>
            </text:list>
          </draw:text-box>
        </draw:frame>
        <anim:par presentation:node-type="timing-root">
          <anim:par smil:begin="id9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lyt-bluelinesgrad" presentation:presentation-page-layout-name="AL2T1" xml:id="id92" draw:id="id92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8">另外、和科學有密切關係的數學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其實並不算是一種科學！</text:span></text:p>
              </text:list-item>
              <text:list-item>
                <text:p><text:span text:style-name="T10">所以通常也沒辦法用外在的實驗《驗證》方式！</text:span></text:p>
              </text:list-item>
            </text:list>
          </draw:text-box>
        </draw:frame>
        <anim:par presentation:node-type="timing-root">
          <anim:par smil:begin="id9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lyt-bluelinesgrad" presentation:presentation-page-layout-name="AL2T1" xml:id="id93" draw:id="id9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相反的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1">數學通常會從《公理系統》出發，去證明某些定理！</text:span></text:p>
              </text:list-item>
              <text:list-item>
                <text:p><text:span text:style-name="T11">但有時候則是針對某些問題，發展出數量化的描述辦法，或者進行計算與解答！</text:span></text:p>
              </text:list-item>
            </text:list>
          </draw:text-box>
        </draw:frame>
        <anim:par presentation:node-type="timing-root">
          <anim:par smil:begin="id9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lyt-bluelinesgrad" presentation:presentation-page-layout-name="AL2T1" xml:id="id94" draw:id="id9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例如微積分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9">就是為了解釋《克普勒三大行星定律》而發展出來的！</text:span><text:span text:style-name="T9"><text:line-break/></text:span><text:span text:style-name="T9"/></text:p>
              </text:list-item>
              <text:list-item>
                <text:p><text:span text:style-name="T9">牛頓透過《微積分》讓《牛頓三大運動定律》可以很好的解釋《行星定律》。</text:span></text:p>
              </text:list-item>
            </text:list>
          </draw:text-box>
        </draw:frame>
        <anim:par presentation:node-type="timing-root">
          <anim:par smil:begin="id9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lyt-bluelinesgrad" presentation:presentation-page-layout-name="AL2T1" xml:id="id95" draw:id="id95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8">而我所學習的《電腦領域》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9">也不算《典型的科學》領域</text:span><text:span text:style-name="T9"><text:line-break/></text:span><text:span text:style-name="T9"/></text:p>
              </text:list-item>
              <text:list-item>
                <text:p><text:span text:style-name="T9">電腦領域的《論文》，常常是在《演算法或硬體》的《速度和空間》上面做文章！</text:span></text:p>
              </text:list-item>
              <text:list-item>
                <text:p><text:span text:style-name="T9">這比較像是工程或數學，而非典型科學</text:span></text:p>
              </text:list-item>
            </text:list>
          </draw:text-box>
        </draw:frame>
        <anim:par presentation:node-type="timing-root">
          <anim:par smil:begin="id9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lyt-bluelinesgrad" presentation:presentation-page-layout-name="AL2T1" xml:id="id96" draw:id="id9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還有像社會科學領域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1">往往必須借助《統計方法》</text:span></text:p>
              </text:list-item>
              <text:list-item>
                <text:p><text:span text:style-name="T11">但是很多人卻會誤用《抽樣與檢定》這些統計方法。</text:span></text:p>
              </text:list-item>
            </text:list>
          </draw:text-box>
        </draw:frame>
        <anim:par presentation:node-type="timing-root">
          <anim:par smil:begin="id9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lyt-bluelinesgrad" presentation:presentation-page-layout-name="AL2T1" xml:id="id97" draw:id="id9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為何會誤用呢？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9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lyt-bluelinesgrad" presentation:presentation-page-layout-name="AL2T1" xml:id="id98" draw:id="id9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其實原因常常在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隨機性的確保上面！</text:p>
              </text:list-item>
            </text:list>
          </draw:text-box>
        </draw:frame>
        <anim:par presentation:node-type="timing-root">
          <anim:par smil:begin="id9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lyt-bluelinesgrad" presentation:presentation-page-layout-name="AL2T1" xml:id="id99" draw:id="id9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舉例而言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9">當你做問卷調查時，如果用網路問券，那抽到的就只有上網的人，而且為了鼓勵人家來填問卷，動用了親朋好友的關係。</text:span></text:p>
              </text:list-item>
              <text:list-item>
                <text:p><text:span text:style-name="T9">這樣就沒辦法做到真正的隨機抽樣，會有嚴重的偏差！</text:span></text:p>
              </text:list-item>
            </text:list>
          </draw:text-box>
        </draw:frame>
        <anim:par presentation:node-type="timing-root">
          <anim:par smil:begin="id9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lyt-bluelinesgrad" presentation:presentation-page-layout-name="AL2T1" xml:id="id100" draw:id="id10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如果你用紙本問卷調查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通常要發獎品鼓勵人家來填</text:span></text:p>
              </text:list-item>
              <text:list-item>
                <text:p><text:span text:style-name="T10">於是發糖果就一堆小朋友來</text:span></text:p>
              </text:list-item>
              <text:list-item>
                <text:p><text:span text:style-name="T10">發日用品又一堆歐巴桑來填</text:span></text:p>
              </text:list-item>
              <text:list-item>
                <text:p><text:span text:style-name="T10">最後還是完全走樣！</text:span></text:p>
              </text:list-item>
            </text:list>
          </draw:text-box>
        </draw:frame>
        <anim:par presentation:node-type="timing-root">
          <anim:par smil:begin="id10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lyt-bluelinesgrad" presentation:presentation-page-layout-name="AL2T1" xml:id="id101" draw:id="id10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如果你用電話調查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13">通常一打過去說要調查，人家就掛電話。</text:span></text:p>
              </text:list-item>
              <text:list-item>
                <text:p><text:span text:style-name="T13">最後調查到的都是閒閒在家沒事幹想找人聊天的那種</text:span></text:p>
              </text:list-item>
              <text:list-item>
                <text:p><text:span text:style-name="T13">這樣的調查仍然離《隨機抽樣》非常的遠！</text:span></text:p>
              </text:list-item>
            </text:list>
          </draw:text-box>
        </draw:frame>
        <anim:par presentation:node-type="timing-root">
          <anim:par smil:begin="id10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lyt-bluelinesgrad" presentation:presentation-page-layout-name="AL2T1" xml:id="id102" draw:id="id10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是、很多人為了畢業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1">或者為了升等，還是常常去做這種完全不隨機的調查</text:span></text:p>
              </text:list-item>
              <text:list-item>
                <text:p><text:span text:style-name="T11">最後還不懂如何設計才能排除亂填或重複的問卷！</text:span></text:p>
              </text:list-item>
            </text:list>
          </draw:text-box>
        </draw:frame>
        <anim:par presentation:node-type="timing-root">
          <anim:par smil:begin="id10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lyt-bluelinesgrad" presentation:presentation-page-layout-name="AL2T1" xml:id="id103" draw:id="id10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樣的調查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8">所寫出來的論文，其實是一點都不科學的！</text:span></text:p>
              </text:list-item>
              <text:list-item>
                <text:p><text:span text:style-name="T8">這些結論也完全不科學阿！</text:span></text:p>
              </text:list-item>
            </text:list>
          </draw:text-box>
        </draw:frame>
        <anim:par presentation:node-type="timing-root">
          <anim:par smil:begin="id10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lyt-bluelinesgrad" presentation:presentation-page-layout-name="AL2T1" xml:id="id104" draw:id="id10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所以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為了《要畢業、要升等》而寫論文</text:span></text:p>
              </text:list-item>
              <text:list-item>
                <text:p><text:span text:style-name="T10">我認為對學術是沒有太大價值的！</text:span></text:p>
              </text:list-item>
            </text:list>
          </draw:text-box>
        </draw:frame>
        <anim:par presentation:node-type="timing-root">
          <anim:par smil:begin="id10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lyt-bluelinesgrad" presentation:presentation-page-layout-name="AL2T1" xml:id="id105" draw:id="id10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只有當你想要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真心的想知道，某個問題的答案時，這些論文才會變得有價值！</text:span></text:p>
              </text:list-item>
            </text:list>
          </draw:text-box>
        </draw:frame>
        <anim:par presentation:node-type="timing-root">
          <anim:par smil:begin="id10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lyt-bluelinesgrad" presentation:presentation-page-layout-name="AL2T1" xml:id="id106" draw:id="id10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所以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不寫論文很久了！</text:p>
              </text:list-item>
            </text:list>
          </draw:text-box>
        </draw:frame>
        <anim:par presentation:node-type="timing-root">
          <anim:par smil:begin="id10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lyt-bluelinesgrad" presentation:presentation-page-layout-name="AL2T1" xml:id="id107" draw:id="id10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因為我知道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我所寫的那些東西<text:line-break/>並不適合寫成論文！</text:p>
              </text:list-item>
            </text:list>
          </draw:text-box>
        </draw:frame>
        <anim:par presentation:node-type="timing-root">
          <anim:par smil:begin="id10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1" draw:master-page-name="lyt-bluelinesgrad" presentation:presentation-page-layout-name="AL2T1" xml:id="id108" draw:id="id10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像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9">我寫了一堆程式</text:span></text:p>
              </text:list-item>
              <text:list-item>
                <text:p><text:span text:style-name="T9">我寫了一堆教材</text:span></text:p>
              </text:list-item>
              <text:list-item>
                <text:p><text:span text:style-name="T9">我寫了一堆散文</text:span></text:p>
              </text:list-item>
              <text:list-item>
                <text:p><text:span text:style-name="T9">還寫過一些小說</text:span></text:p>
              </text:list-item>
              <text:list-item>
                <text:p><text:span text:style-name="T9">甚至還辦過兩年雜誌！</text:span></text:p>
              </text:list-item>
            </text:list>
          </draw:text-box>
        </draw:frame>
        <anim:par presentation:node-type="timing-root">
          <anim:par smil:begin="id10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1" draw:master-page-name="lyt-bluelinesgrad" presentation:presentation-page-layout-name="AL2T1" xml:id="id109" draw:id="id10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是這些</text:p>
          </draw:text-box>
        </draw:frame>
        <draw:frame presentation:style-name="pr4" draw:text-style-name="P10" draw:layer="layout" svg:width="25.199cm" svg:height="18.494cm" svg:x="1.4cm" svg:y="6.014cm" presentation:class="outline">
          <draw:text-box>
            <text:list text:style-name="L3">
              <text:list-item>
                <text:p text:style-name="P10"><text:span text:style-name="T11">並沒有在《驗證或否證某些理論》</text:span></text:p>
              </text:list-item>
              <text:list-item>
                <text:p text:style-name="P10"><text:span text:style-name="T11">也沒有《提出新的理論》</text:span></text:p>
              </text:list-item>
              <text:list-item>
                <text:p text:style-name="P10"><text:span text:style-name="T11">因此並不適合勉強寫成論文去發表，只為了升等或讓自己的論文清單更好看一點！</text:span></text:p>
              </text:list-item>
            </text:list>
          </draw:text-box>
        </draw:frame>
        <anim:par presentation:node-type="timing-root">
          <anim:par smil:begin="id10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1" draw:master-page-name="lyt-bluelinesgrad" presentation:presentation-page-layout-name="AL2T1" xml:id="id110" draw:id="id11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樣、你應該知道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8">到底哪些東西適合寫成論文，</text:span><text:span text:style-name="T8"><text:line-break/></text:span><text:span text:style-name="T8">哪些東西不適合寫成論文了吧？</text:span></text:p>
              </text:list-item>
            </text:list>
          </draw:text-box>
        </draw:frame>
        <anim:par presentation:node-type="timing-root">
          <anim:par smil:begin="id1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1" draw:master-page-name="lyt-bluelinesgrad" presentation:presentation-page-layout-name="AL2T1" xml:id="id111" draw:id="id11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當然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寫論文還有很多技巧！</text:p>
              </text:list-item>
            </text:list>
          </draw:text-box>
        </draw:frame>
        <anim:par presentation:node-type="timing-root">
          <anim:par smil:begin="id1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1" draw:master-page-name="lyt-bluelinesgrad" presentation:presentation-page-layout-name="AL2T1" xml:id="id112" draw:id="id11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像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9">文獻引用中</text:span><text:span text:style-name="T15">[1][2][3]</text:span><text:span text:style-name="T16">的這些東西到底是幹嘛用的？</text:span></text:p>
              </text:list-item>
              <text:list-item>
                <text:p><text:span text:style-name="T16">還有如何選擇研究問題，如何進行實驗等等？</text:span></text:p>
              </text:list-item>
              <text:list-item>
                <text:p><text:span text:style-name="T16">以及如何排版，才能符合論文的格式等等</text:span></text:p>
              </text:list-item>
            </text:list>
          </draw:text-box>
        </draw:frame>
        <anim:par presentation:node-type="timing-root">
          <anim:par smil:begin="id1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1" draw:master-page-name="lyt-bluelinesgrad" presentation:presentation-page-layout-name="AL2T1" xml:id="id113" draw:id="id113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這些都是寫論文的時候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所應該知道的技術問題！</text:p>
              </text:list-item>
            </text:list>
          </draw:text-box>
        </draw:frame>
        <anim:par presentation:node-type="timing-root">
          <anim:par smil:begin="id1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0" draw:style-name="dp1" draw:master-page-name="lyt-bluelinesgrad" presentation:presentation-page-layout-name="AL2T1" xml:id="id114" draw:id="id11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關於這些問題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未來或許我會寫其他的《十分鐘系列》來說明！</text:span></text:p>
              </text:list-item>
            </text:list>
          </draw:text-box>
        </draw:frame>
        <anim:par presentation:node-type="timing-root">
          <anim:par smil:begin="id1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1" draw:master-page-name="lyt-bluelinesgrad" presentation:presentation-page-layout-name="AL2T1" xml:id="id115" draw:id="id11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以上就是我們今天的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十分鐘系列！</text:p>
              </text:list-item>
            </text:list>
          </draw:text-box>
        </draw:frame>
        <anim:par presentation:node-type="timing-root">
          <anim:par smil:begin="id1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2" draw:style-name="dp1" draw:master-page-name="lyt-bluelinesgrad" presentation:presentation-page-layout-name="AL2T1" xml:id="id116" draw:id="id11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希望你會喜歡！</text:p>
          </draw:text-box>
        </draw:frame>
        <draw:frame presentation:style-name="pr4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1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3" draw:style-name="dp1" draw:master-page-name="lyt-bluelinesgrad" presentation:presentation-page-layout-name="AL2T1" xml:id="id117" draw:id="id11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我們下回見！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4" draw:style-name="dp1" draw:master-page-name="lyt-bluelinesgrad" presentation:presentation-page-layout-name="AL2T1" xml:id="id118" draw:id="id11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ye Bye!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styles>
    <draw:fill-image draw:name="bluelinesdark" xlink:href="Pictures/100000000000032000000258511A0C7872EB2D4A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微軟正黑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_5f_1" style:display-name="預設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" style:display-name="預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2" style:display-name="預設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2" style:display-name="預設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3" style:display-name="預設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3" style:display-name="預設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50%" fo:text-indent="0cm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54pt" fo:font-style="normal" fo:text-shadow="none" style:text-underline-style="none" fo:font-weight="normal" style:font-name-asian="標楷體2" style:font-family-asian="標楷體" style:font-family-generic-asian="script" style:font-pitch-asian="fixed" style:font-size-asian="54pt" style:font-style-asian="normal" style:font-weight-asian="normal" style:font-name-complex="Tahoma" style:font-family-complex="Tahoma" style:font-family-generic-complex="system" style:font-pitch-complex="variable" style:font-size-complex="54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line-height="150%" fo:text-indent="-0.8cm"/>
      <style:text-properties fo:font-size="48pt" style:font-size-asian="48pt" style:font-size-complex="4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44pt" style:font-size-asian="44pt" style:font-size-complex="4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4pt" style:font-size-asian="24pt" style:font-size-complex="24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60pt" fo:font-style="normal" fo:text-shadow="none" style:text-underline-style="none" fo:font-weight="bold" style:font-name-asian="標楷體2" style:font-family-asian="標楷體" style:font-family-generic-asian="script" style:font-pitch-asian="fixed" style:font-size-asian="60pt" style:font-style-asian="normal" style:font-weight-asian="normal" style:font-name-complex="Tahoma" style:font-family-complex="Tahoma" style:font-family-generic-complex="system" style:font-pitch-complex="variable" style:font-size-complex="6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outline1">
      <style:graphic-properties fo:min-height="12.18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lyt-bluelinesgrad" style:page-layout-name="PM1" draw:style-name="Mdp2">
      <office:forms form:automatic-focus="false" form:apply-design-mode="false"/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Mpr4" draw:layer="backgroundobjects" svg:width="25.199cm" svg:height="18.494cm" svg:x="1.4cm" svg:y="6.014cm" presentation:class="outline">
        <draw:text-box>
          <text:list text:style-name="ML3">
            <text:list-item>
              <text:p>請按滑鼠，編輯大綱文字格式。</text:p>
              <text:list>
                <text:list-item>
                  <text:p>第二個大綱層次</text:p>
                  <text:list>
                    <text:list-item>
                      <text:p>第三個大綱層次</text:p>
                      <text:list>
                        <text:list-item>
                          <text:p>第四個大綱層次</text:p>
                          <text:list>
                            <text:list-item>
                              <text:p>第五個大綱層次</text:p>
                              <text:list>
                                <text:list-item>
                                  <text:p>第六個大綱層次</text:p>
                                  <text:list>
                                    <text:list-item>
                                      <text:p>第七個大綱層次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8" draw:layer="backgroundobjects" svg:width="6.523cm" svg:height="1.448cm" svg:x="1.4cm" svg:y="19.431cm" presentation:class="date-time">
        <draw:text-box>
          <text:p text:style-name="MP7"><text:span text:style-name="MT1"><presentation:date-time/></text:span></text:p>
        </draw:text-box>
      </draw:frame>
      <draw:frame presentation:style-name="Mpr5" draw:text-style-name="MP10" draw:layer="backgroundobjects" svg:width="8.875cm" svg:height="1.448cm" svg:x="9.576cm" svg:y="19.431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12" draw:layer="backgroundobjects" svg:width="6.523cm" svg:height="1.448cm" svg:x="20.076cm" svg:y="19.431cm" presentation:class="page-number">
        <draw:text-box>
          <text:p text:style-name="MP11"><text:span text:style-name="MT1"><text:page-number>&lt;編號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6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7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7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7T07:58:38.06</meta:creation-date>
    <dc:date>2016-06-22T17:47:23.152000000</dc:date>
    <meta:editing-duration>P2DT16H8M44S</meta:editing-duration>
    <meta:editing-cycles>626</meta:editing-cycles>
    <meta:generator>LibreOffice/5.0.6.3$Windows_x86 LibreOffice_project/490fc03b25318460cfc54456516ea2519c11d1aa</meta:generator>
    <meta:document-statistic meta:object-count="506"/>
  </office:meta>
</office:document-meta>
</file>